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38%"/>
      <style:text-properties style:font-name="Liberation Serif" fo:font-size="15pt" officeooo:rsid="001770d1" officeooo:paragraph-rsid="00479392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79392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8dd5e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8dd5e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79392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79392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line-height="138%"/>
      <style:text-properties style:font-name="Liberation Serif" fo:font-size="15pt" officeooo:rsid="001770d1" officeooo:paragraph-rsid="0048dd5e" style:font-size-asian="15pt" style:font-size-complex="15pt"/>
    </style:style>
    <style:style style:name="P1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0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42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44" style:family="paragraph" style:parent-style-name="Table_20_Heading">
      <style:text-properties style:font-name="Liberation Serif" fo:font-size="15pt" style:font-size-asian="15pt" style:font-size-complex="15pt"/>
    </style:style>
    <style:style style:name="P45" style:family="paragraph" style:parent-style-name="Table_20_Contents">
      <style:text-properties style:font-name="Liberation Serif" fo:font-size="15pt" style:font-size-asian="15pt" style:font-size-complex="15pt"/>
    </style:style>
    <style:style style:name="P46" style:family="paragraph" style:parent-style-name="Table_20_Contents">
      <style:text-properties officeooo:paragraph-rsid="000ab53b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29f67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5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9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70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7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4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5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6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7" style:family="paragraph" style:parent-style-name="Text_20_body">
      <style:text-properties style:font-name="Liberation Serif" fo:font-size="15pt" fo:font-weight="normal" officeooo:rsid="0040a9d7" officeooo:paragraph-rsid="0040a9d7" style:font-size-asian="15pt" style:font-size-complex="15pt"/>
    </style:style>
    <style:style style:name="P78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95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6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7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8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6" style:family="paragraph" style:parent-style-name="Text_20_body">
      <style:paragraph-properties style:writing-mode="lr-tb"/>
      <style:text-properties officeooo:paragraph-rsid="0054c035"/>
    </style:style>
    <style:style style:name="P107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8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9" style:family="paragraph" style:parent-style-name="Text_20_body" style:list-style-name="L9"/>
    <style:style style:name="P110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officeooo:rsid="002028a8"/>
    </style:style>
    <style:style style:name="T11" style:family="text">
      <style:text-properties fo:color="#bf0041" loext:opacity="100%" officeooo:rsid="001e7c1b"/>
    </style:style>
    <style:style style:name="T12" style:family="text">
      <style:text-properties officeooo:rsid="001770d1"/>
    </style:style>
    <style:style style:name="T13" style:family="text">
      <style:text-properties fo:font-weight="normal" officeooo:rsid="001770d1" style:font-weight-asian="normal" style:font-weight-complex="normal"/>
    </style:style>
    <style:style style:name="T14" style:family="text">
      <style:text-properties fo:font-weight="normal" officeooo:rsid="001e8add" style:font-weight-asian="normal" style:font-weight-complex="normal"/>
    </style:style>
    <style:style style:name="T15" style:family="text">
      <style:text-properties fo:font-weight="normal" officeooo:rsid="0020fcba" style:font-weight-asian="normal" style:font-weight-complex="normal"/>
    </style:style>
    <style:style style:name="T16" style:family="text">
      <style:text-properties officeooo:rsid="0023026e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9" style:family="text">
      <style:text-properties officeooo:rsid="001e7c1b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e7c1b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32" style:family="text">
      <style:text-properties fo:color="#bf0041" loext:opacity="100%" fo:font-weight="bold" officeooo:rsid="001770d1" style:font-weight-asian="bold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3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3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color="#000000" loext:opacity="100%" fo:font-weight="bold" officeooo:rsid="000496ee" style:font-weight-asian="bold" style:font-weight-complex="bold"/>
    </style:style>
    <style:style style:name="T44" style:family="text">
      <style:text-properties fo:color="#bf0041" loext:opacity="100%" fo:font-weight="bold" style:font-weight-asian="bold" style:font-weight-complex="bold"/>
    </style:style>
    <style:style style:name="T45" style:family="text">
      <style:text-properties fo:color="#000000" loext:opacity="100%" fo:font-weight="normal" officeooo:rsid="00272474" style:font-weight-asian="normal" style:font-weight-complex="normal"/>
    </style:style>
    <style:style style:name="T46" style:family="text">
      <style:text-properties fo:color="#bf0041" loext:opacity="100%" fo:font-weight="bold" officeooo:rsid="00277777" style:font-weight-asian="bold" style:font-weight-complex="bold"/>
    </style:style>
    <style:style style:name="T47" style:family="text">
      <style:text-properties fo:color="#000000" loext:opacity="100%" fo:font-weight="normal" officeooo:rsid="00277777" style:font-weight-asian="normal" style:font-weight-complex="normal"/>
    </style:style>
    <style:style style:name="T48" style:family="text">
      <style:text-properties fo:color="#000000" loext:opacity="100%" fo:font-weight="normal" officeooo:rsid="0040544a" style:font-weight-asian="normal" style:font-weight-complex="normal"/>
    </style:style>
    <style:style style:name="T49" style:family="text">
      <style:text-properties officeooo:rsid="003ecd26"/>
    </style:style>
    <style:style style:name="T50" style:family="text">
      <style:text-properties officeooo:rsid="00277777"/>
    </style:style>
    <style:style style:name="T51" style:family="text">
      <style:text-properties fo:color="#bf0041" loext:opacity="100%" fo:font-weight="bold" officeooo:rsid="003ecd26" style:font-weight-asian="bold" style:font-weight-complex="bold"/>
    </style:style>
    <style:style style:name="T52" style:family="text">
      <style:text-properties fo:color="#bf0041" loext:opacity="100%" fo:font-weight="bold" officeooo:rsid="000496ee" style:font-weight-asian="bold" style:font-weight-complex="bold"/>
    </style:style>
    <style:style style:name="T53" style:family="text">
      <style:text-properties officeooo:rsid="000496ee"/>
    </style:style>
    <style:style style:name="T54" style:family="text">
      <style:text-properties fo:color="#bf0041" loext:opacity="100%" officeooo:rsid="000496ee"/>
    </style:style>
    <style:style style:name="T55" style:family="text">
      <style:text-properties fo:color="#bf0041" loext:opacity="100%" officeooo:rsid="00272474"/>
    </style:style>
    <style:style style:name="T56" style:family="text">
      <style:text-properties fo:font-weight="normal" officeooo:rsid="00277777" style:font-weight-asian="normal" style:font-weight-complex="normal"/>
    </style:style>
    <style:style style:name="T57" style:family="text">
      <style:text-properties fo:color="#bf0041" loext:opacity="100%" officeooo:rsid="003ecd26"/>
    </style:style>
    <style:style style:name="T58" style:family="text">
      <style:text-properties fo:font-weight="normal" officeooo:rsid="002e9753" style:font-weight-asian="normal" style:font-weight-complex="normal"/>
    </style:style>
    <style:style style:name="T59" style:family="text">
      <style:text-properties fo:color="#ff0000" loext:opacity="100%" fo:font-weight="normal" officeooo:rsid="00277777" style:font-weight-asian="normal" style:font-weight-complex="normal"/>
    </style:style>
    <style:style style:name="T60" style:family="text">
      <style:text-properties fo:font-weight="normal" officeooo:rsid="00272474" style:font-weight-asian="normal" style:font-weight-complex="normal"/>
    </style:style>
    <style:style style:name="T61" style:family="text">
      <style:text-properties officeooo:rsid="00272474"/>
    </style:style>
    <style:style style:name="T62" style:family="text">
      <style:text-properties fo:color="#bf0041" loext:opacity="100%"/>
    </style:style>
    <style:style style:name="T63" style:family="text">
      <style:text-properties fo:color="#bf0041" loext:opacity="100%" officeooo:rsid="003db062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3aaf12" style:font-weight-asian="normal" style:font-weight-complex="normal"/>
    </style:style>
    <style:style style:name="T67" style:family="text">
      <style:text-properties fo:color="#bf0041" loext:opacity="100%" officeooo:rsid="003aaf12"/>
    </style:style>
    <style:style style:name="T68" style:family="text">
      <style:text-properties fo:color="#bf0041" loext:opacity="100%" officeooo:rsid="00277777"/>
    </style:style>
    <style:style style:name="T69" style:family="text">
      <style:text-properties fo:font-weight="normal" officeooo:rsid="000c5d59" style:font-weight-asian="normal" style:font-weight-complex="normal"/>
    </style:style>
    <style:style style:name="T70" style:family="text">
      <style:text-properties officeooo:rsid="000c5d59"/>
    </style:style>
    <style:style style:name="T71" style:family="text">
      <style:text-properties fo:color="#bf0041" loext:opacity="100%" officeooo:rsid="000c5d59"/>
    </style:style>
    <style:style style:name="T72" style:family="text">
      <style:text-properties style:font-name="Liberation Serif" fo:font-size="15pt" style:font-size-asian="15pt" style:font-size-complex="15pt"/>
    </style:style>
    <style:style style:name="T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7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7" style:family="text">
      <style:text-properties fo:color="#bf0041" loext:opacity="100%" style:font-name="Liberation Serif" fo:font-size="15pt" style:font-size-asian="15pt" style:font-size-complex="15pt"/>
    </style:style>
    <style:style style:name="T7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9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8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83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84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85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8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8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88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2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9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5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98" style:family="text">
      <style:text-properties fo:font-size="15pt" officeooo:rsid="000c5d59" style:font-size-asian="15pt" style:font-size-complex="15pt"/>
    </style:style>
    <style:style style:name="T99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100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101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02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03" style:family="text">
      <style:text-properties fo:font-weight="normal" officeooo:rsid="0001f2b4" style:font-weight-asian="normal" style:font-weight-complex="normal"/>
    </style:style>
    <style:style style:name="T104" style:family="text">
      <style:text-properties fo:font-weight="normal" officeooo:rsid="001b9b4f" style:font-weight-asian="normal" style:font-weight-complex="normal"/>
    </style:style>
    <style:style style:name="T105" style:family="text">
      <style:text-properties officeooo:rsid="001b9b4f"/>
    </style:style>
    <style:style style:name="T106" style:family="text">
      <style:text-properties fo:font-weight="normal" officeooo:rsid="00256fbe" style:font-weight-asian="normal" style:font-weight-complex="normal"/>
    </style:style>
    <style:style style:name="T107" style:family="text">
      <style:text-properties fo:color="#000000" loext:opacity="100%" officeooo:rsid="000496ee" style:font-weight-asian="bold" style:font-weight-complex="bold"/>
    </style:style>
    <style:style style:name="T108" style:family="text">
      <style:text-properties officeooo:rsid="00256fbe"/>
    </style:style>
    <style:style style:name="T109" style:family="text">
      <style:text-properties fo:font-weight="normal"/>
    </style:style>
    <style:style style:name="T110" style:family="text">
      <style:text-properties fo:font-weight="normal" officeooo:rsid="00256fbe"/>
    </style:style>
    <style:style style:name="T111" style:family="text">
      <style:text-properties fo:color="#ff0000" loext:opacity="100%"/>
    </style:style>
    <style:style style:name="T112" style:family="text">
      <style:text-properties fo:font-weight="normal" officeooo:rsid="003c9902" style:font-weight-asian="normal" style:font-weight-complex="normal"/>
    </style:style>
    <style:style style:name="T113" style:family="text">
      <style:text-properties fo:color="#ff0000" loext:opacity="100%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fo:color="#ff0000" loext:opacity="100%" officeooo:rsid="000695b6"/>
    </style:style>
    <style:style style:name="T116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18" style:family="text">
      <style:text-properties fo:color="#000000" loext:opacity="100%" fo:font-weight="normal" style:font-weight-asian="normal" style:font-weight-complex="normal"/>
    </style:style>
    <style:style style:name="T119" style:family="text">
      <style:text-properties fo:font-weight="normal" officeooo:rsid="000496ee"/>
    </style:style>
    <style:style style:name="T120" style:family="text">
      <style:text-properties officeooo:rsid="0007906c"/>
    </style:style>
    <style:style style:name="T121" style:family="text">
      <style:text-properties fo:color="#ff0000" loext:opacity="100%" officeooo:rsid="0007906c" style:font-weight-asian="bold" style:font-weight-complex="bold"/>
    </style:style>
    <style:style style:name="T122" style:family="text">
      <style:text-properties fo:color="#000000" loext:opacity="100%" officeooo:rsid="0007906c" style:font-weight-asian="bold" style:font-weight-complex="bold"/>
    </style:style>
    <style:style style:name="T123" style:family="text">
      <style:text-properties officeooo:rsid="000496ee" style:font-weight-asian="bold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26" style:family="text">
      <style:text-properties officeooo:rsid="0009e25c"/>
    </style:style>
    <style:style style:name="T127" style:family="text">
      <style:text-properties fo:color="#000000" loext:opacity="100%" officeooo:rsid="000f79a3"/>
    </style:style>
    <style:style style:name="T128" style:family="text">
      <style:text-properties officeooo:rsid="000f79a3"/>
    </style:style>
    <style:style style:name="T1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34" style:family="text">
      <style:text-properties fo:color="#000000" loext:opacity="100%" officeooo:rsid="001466bd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36" style:family="text">
      <style:text-properties fo:font-weight="bold"/>
    </style:style>
    <style:style style:name="T137" style:family="text">
      <style:text-properties style:font-name="Liberation Serif"/>
    </style:style>
    <style:style style:name="T138" style:family="text">
      <style:text-properties fo:color="#bf0041" loext:opacity="100%" fo:font-weight="bold"/>
    </style:style>
    <style:style style:name="T139" style:family="text">
      <style:text-properties fo:color="#bf0041" loext:opacity="100%" fo:font-weight="bold" officeooo:rsid="0054ec08"/>
    </style:style>
    <style:style style:name="T140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41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4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6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1" style:family="text">
      <style:text-properties officeooo:rsid="0054c035"/>
    </style:style>
    <style:style style:name="T15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3" style:family="text">
      <style:text-properties officeooo:rsid="004e5f86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5" style:family="text">
      <style:text-properties officeooo:rsid="001466bd"/>
    </style:style>
    <style:style style:name="T15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7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8" style:family="text">
      <style:text-properties fo:color="#158466" loext:opacity="100%"/>
    </style:style>
    <style:style style:name="T159" style:family="text">
      <style:text-properties fo:color="#ad1457" loext:opacity="100%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2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3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4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5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66" style:family="text">
      <style:text-properties fo:font-size="15pt" officeooo:rsid="0011f355" style:font-size-asian="15pt" style:font-size-complex="15pt"/>
    </style:style>
    <style:style style:name="T167" style:family="text">
      <style:text-properties fo:font-size="15pt" style:font-size-asian="15pt" style:font-size-complex="15pt"/>
    </style:style>
    <style:style style:name="T168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0">__________________</text:span></text:p>
      <text:p text:style-name="P7">$ <text:span text:style-name="T11">lsblk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 <text:s text:c="25"/>(List </text:span><text:span text:style-name="T14">Block </text:span><text:span text:style-name="Strong_20_Emphasis"><text:span text:style-name="T15">)</text:span></text:span></text:p>
      <text:p text:style-name="P8"><text:tab/><text:tab/><text:tab/><text:tab/><text:tab/><text:tab/><text:tab/><text:tab/><text:tab/><text:tab/><text:tab/><text:tab/><text:tab/><text:tab/><text:tab/><text:tab/><text:tab/><text:tab/>( <text:span text:style-name="T16">or </text:span><text:span text:style-name="Strong_20_Emphasis"><text:span text:style-name="T14">View all storage devices</text:span></text:span>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Strong_20_Emphasis"><text:span text:style-name="T17"><text:s text:c="45"/>Unicode</text:span></text:span></text:p>
          </table:table-cell>
          <table:table-cell table:style-name="Table2.A1" office:value-type="string">
            <text:p text:style-name="P9"><text:span text:style-name="Strong_20_Emphasis"><text:span text:style-name="T18"><text:s text:c="44"/>ASCII</text:span></text:span></text:p>
          </table:table-cell>
        </table:table-row>
        <table:table-row>
          <table:table-cell table:style-name="Table2.A1" office:value-type="string">
            <text:p text:style-name="P10"><text:span text:style-name="T2"><text:s text:c="4"/></text:span><text:s/><text:span text:style-name="T19">=</text:span> <text:s/>all characters from all languages + symbols + emojis</text:p>
            <text:p text:style-name="P11"><text:span text:style-name="Strong_20_Emphasis"><text:span text:style-name="T14"><text:tab/><text:tab/><text:tab/><text:tab/><text:tab/><text:tab/><text:tab/> <text:s text:c="10"/>(Universal Characters)</text:span></text:span><text:span text:style-name="Strong_20_Emphasis"><text:span text:style-name="T20"><text:tab/><text:tab/><text:tab/><text:tab/><text:tab/><text:tab/><text:tab/> <text:s text:c="2"/></text:span></text:span></text:p>
            <text:p text:style-name="P12"><text:s text:c="2"/><text:span text:style-name="T21"><text:s/>ह 你 ச আ </text:span><text:span text:style-name="T22"><text:s/>محبت A a Z z </text:span><text:span text:style-name="T21">✓ ✔ ✘ ✨ ★ → ← ↑ │ ─ ┼ 😊 😎 ❤️</text:span> </text:p>
          </table:table-cell>
          <table:table-cell table:style-name="Table2.A1" office:value-type="string">
            <text:p text:style-name="P10"><text:span text:style-name="T2"><text:s text:c="3"/></text:span><text:s/>= <text:s/><text:span text:style-name="Strong_20_Emphasis"><text:span text:style-name="T23">plain English keyboard characters only</text:span></text:span><text:span text:style-name="Strong_20_Emphasis"> </text:span></text:p>
            <text:p text:style-name="P13"><text:span text:style-name="Strong_20_Emphasis"><text:span text:style-name="T23"><text:s text:c="70"/>(letters, numbers, basic symbols)</text:span></text:span></text:p>
            <text:p text:style-name="P10"><text:span text:style-name="Strong_20_Emphasis"><text:span text:style-name="T23"><text:s text:c="2"/></text:span></text:span><text:span text:style-name="T24"/></text:p>
            <text:p text:style-name="P10"><text:span text:style-name="Strong_20_Emphasis"><text:span text:style-name="T24"><text:s text:c="2"/></text:span></text:span><text:span text:style-name="Strong_20_Emphasis"><text:span text:style-name="T25"><text:s/></text:span></text:span><text:span text:style-name="Strong_20_Emphasis"><text:span text:style-name="T26">A a</text:span></text:span><text:span text:style-name="Strong_20_Emphasis"><text:span text:style-name="T27"> z</text:span></text:span><text:span text:style-name="Strong_20_Emphasis"><text:span text:style-name="T26"> </text:span></text:span><text:span text:style-name="Strong_20_Emphasis"><text:span text:style-name="T27">Z </text:span></text:span><text:span text:style-name="Strong_20_Emphasis"><text:span text:style-name="T26">0 1 </text:span></text:span><text:span text:style-name="Strong_20_Emphasis"><text:span text:style-name="T27">9 </text:span></text:span><text:span text:style-name="Strong_20_Emphasis"><text:span text:style-name="T26">! @ # $ % ^ &amp; *- _ + = / ? .</text:span></text:span></text:p>
          </table:table-cell>
        </table:table-row>
        <table:table-row>
          <table:table-cell table:style-name="Table2.A1" office:value-type="string">
            <text:p text:style-name="P14"><text:span text:style-name="T23"><text:s text:c="3"/>Whereas </text:span><text:span text:style-name="T28">ASCII</text:span><text:span text:style-name="T23"> is limited to </text:span><text:span text:style-name="Strong_20_Emphasis"><text:span text:style-name="T23">127 basic English characters</text:span></text:span></text:p>
          </table:table-cell>
          <table:table-cell table:style-name="Table2.A1" office:value-type="string">
            <text:p text:style-name="P15"><text:span text:style-name="T29"><text:s text:c="3"/>Unicode</text:span><text:span text:style-name="T23"> has </text:span><text:span text:style-name="Strong_20_Emphasis"><text:span text:style-name="T23">over 140,000 characters</text:span></text:span></text:p>
          </table:table-cell>
        </table:table-row>
        <table:table-row>
          <table:table-cell table:style-name="Table2.A1" office:value-type="string">
            <text:p text:style-name="P16"><text:span text:style-name="Strong_20_Emphasis"><text:span text:style-name="T30"><text:s text:c="3"/>Examples</text:span></text:span></text:p>
            <text:p text:style-name="P17"><text:span text:style-name="Source_20_Text"><text:span text:style-name="T31"><text:s text:c="3"/>$ </text:span></text:span><text:span text:style-name="Source_20_Text"><text:span text:style-name="T32">lsblk</text:span></text:span></text:p>
            <text:p text:style-name="P18"><text:s text:c="3"/>Uses <text:span text:style-name="Strong_20_Emphasis"><text:span text:style-name="T23">Unicode</text:span></text:span> characters for pretty tree:</text:p>
            <text:p text:style-name="P19"><text:span text:style-name="Source_20_Text"><text:s text:c="2"/>├─sda1</text:span></text:p>
            <text:p text:style-name="P20"><text:span text:style-name="Source_20_Text"><text:span text:style-name="T23"><text:s text:c="2"/>└─sda2</text:span></text:span></text:p>
          </table:table-cell>
          <table:table-cell table:style-name="Table2.A1" office:value-type="string">
            <text:p text:style-name="P21"><text:span text:style-name="Source_20_Text"><text:span text:style-name="T31"><text:s text:c="3"/></text:span></text:span></text:p>
            <text:p text:style-name="P21"><text:span text:style-name="Source_20_Text"><text:span text:style-name="T31"><text:s text:c="4"/>$ </text:span></text:span><text:span text:style-name="Source_20_Text"><text:span text:style-name="T32">lsblk --ascii</text:span></text:span></text:p>
            <text:p text:style-name="P18"><text:span text:style-name="T33"><text:s text:c="3"/>Uses </text:span><text:span text:style-name="Strong_20_Emphasis"><text:span text:style-name="T33">ASCII</text:span></text:span><text:span text:style-name="T33"> (simple characters):</text:span><text:span text:style-name="Source_20_Text"><text:tab/><text:tab/><text:tab/><text:tab/><text:tab/><text:tab/><text:tab/><text:tab/>|-sda1</text:span><text:span text:style-name="Source_20_Text"><text:span text:style-name="T2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Strong_20_Emphasis"><text:span text:style-name="T34"><text:s text:c="96"/>ASCII</text:span></text:span><text:span text:style-name="Strong_20_Emphasis"><text:span text:style-name="T35"> </text:span></text:span><text:span text:style-name="Strong_20_Emphasis"><text:span text:style-name="T36">⊂ <text:s/></text:span></text:span><text:span text:style-name="Strong_20_Emphasis"><text:span text:style-name="T37">Unicode</text:span></text:span></text:p>
            <text:p text:style-name="P16"><text:span text:style-name="Strong_20_Emphasis"><text:span text:style-name="T1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23"><text:s text:c="5"/><text:tab/><text:tab/><text:tab/></text:p>
      <text:p text:style-name="P24">___________________________________________________________________________________________<text:span text:style-name="T10">__________________</text:span></text:p>
      <text:p text:style-name="P25"><text:span text:style-name="T38">$ </text:span><text:span text:style-name="T39">cd</text:span><text:span text:style-name="T40"><text:tab/><text:tab/><text:tab/><text:tab/><text:tab/><text:tab/><text:tab/></text:span><text:span text:style-name="T41"><text:tab/><text:tab/> <text:s/><text:tab/><text:tab/> <text:s text:c="9"/><text:tab/> <text:s/><text:tab/><text:tab/><text:tab/><text:tab/><text:tab/><text:tab/>(change directory)</text:span></text:p>
      <text:p text:style-name="P25"><text:span text:style-name="T38">$ </text:span><text:span text:style-name="T39">cd /</text:span><text:tab/><text:tab/><text:tab/><text:tab/><text:span text:style-name="T23"><text:tab/><text:tab/> <text:s/><text:tab/><text:tab/> <text:s text:c="9"/><text:tab/><text:tab/> <text:s/><text:tab/> <text:s text:c="9"/><text:tab/><text:tab/><text:tab/><text:tab/><text:tab/>(Go to the root directory)</text:span></text:p>
      <text:p text:style-name="P25"><text:span text:style-name="T38">$ </text:span><text:span text:style-name="T39">cd -</text:span><text:span text:style-name="T40"><text:tab/><text:tab/><text:tab/><text:tab/><text:tab/><text:tab/><text:tab/></text:span><text:span text:style-name="T41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ls</text:span></text:p>
      <text:p text:style-name="P27"><text:span text:style-name="T43">$</text:span> <text:span text:style-name="T44">ls -1</text:span><text:tab/><text:tab/><text:tab/><text:tab/><text:tab/><text:tab/><text:tab/><text:tab/><text:tab/><text:tab/><text:tab/><text:tab/><text:tab/><text:tab/><text:tab/><text:tab/><text:tab/> <text:s text:c="2"/><text:span text:style-name="T45">(List files one per line)</text:span></text:p>
      <text:p text:style-name="P28"><text:span text:style-name="T43">$</text:span> <text:span text:style-name="T44">ls -</text:span><text:span text:style-name="T46">a<text:tab/><text:tab/><text:tab/></text:span><text:span text:style-name="T47">&amp; <text:tab/></text:span><text:span text:style-name="T43">$</text:span> <text:span text:style-name="T44">ls --</text:span><text:span text:style-name="T46">all</text:span><text:tab/><text:tab/><text:tab/><text:tab/><text:tab/><text:tab/><text:tab/><text:tab/><text:tab/><text:tab/><text:tab/> <text:s text:c="3"/><text:span text:style-name="T45">(List all files </text:span><text:span text:style-name="T47">+</text:span><text:span text:style-name="T45"> hidden files)</text:span></text:p>
      <text:p text:style-name="P29"><text:s text:c="5"/><text:tab/></text:p>
      <text:p text:style-name="P30"><text:span text:style-name="T48">O</text:span><text:span text:style-name="T47">ptions/</text:span><text:span text:style-name="T48">Flag</text:span><text:span text:style-name="T4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31">-h <text:tab/>=<text:tab/>--human-readable <text:s/></text:p>
      <text:p text:style-name="P31">-r <text:tab/>=<text:tab/>--reverse</text:p>
      <text:p text:style-name="P31">-<text:span text:style-name="T49">R<text:tab/>=<text:tab/>--recursive</text:span></text:p>
      <text:p text:style-name="P32">-ls <text:tab/>= <text:tab/>-l -s <text:s text:c="30"/><text:span text:style-name="T49">************</text:span></text:p>
      <text:p text:style-name="P32">-<text:span text:style-name="T49">a<text:tab/>=<text:tab/>--</text:span><text:span text:style-name="T50">all</text:span></text:p>
      <text:p text:style-name="P33"/>
      <text:p text:style-name="P31">-l <text:s/>→ long listing</text:p>
      <text:p text:style-name="P31">-s <text:s/>→ show block size</text:p>
      <text:p text:style-name="P34"/>
      <text:p text:style-name="P35"><text:span text:style-name="T43">$</text:span> <text:span text:style-name="T44">ls -a -</text:span><text:span text:style-name="T51">1</text:span><text:span text:style-name="T44"><text:tab/><text:tab/><text:tab/></text:span><text:span text:style-name="T47">&amp; <text:tab/></text:span><text:span text:style-name="T43">$ </text:span><text:span text:style-name="T52">ls –</text:span><text:span text:style-name="T51">1a</text:span><text:span text:style-name="T44"><text:tab/><text:tab/><text:tab/><text:tab/><text:tab/><text:tab/><text:tab/><text:tab/><text:tab/></text:span><text:span text:style-name="T45">(List all files </text:span><text:span text:style-name="T47">+</text:span><text:span text:style-name="T45"> hidden files </text:span><text:span text:style-name="T47">+ </text:span><text:span text:style-name="T45">one per line)</text:span></text:p>
      <text:p text:style-name="P36"><text:span text:style-name="T53">$ </text:span><text:span text:style-name="T54">ls -</text:span><text:span text:style-name="T55">ls</text:span><text:span text:style-name="T54"> --recursive</text:span><text:span text:style-name="T53"><text:tab/></text:span><text:span text:style-name="T56">&amp; <text:tab/></text:span><text:span text:style-name="T53">$ </text:span><text:span text:style-name="T54">ls –</text:span><text:span text:style-name="T57">ls -R</text:span><text:span text:style-name="T53"><text:tab/><text:tab/><text:tab/> <text:s text:c="2"/></text:span><text:span text:style-name="T58">(</text:span><text:span text:style-name="T59">*****</text:span><text:span text:style-name="T60">List files in </text:span><text:span text:style-name="T56">L</text:span><text:span text:style-name="T60">ong format, sorted by </text:span><text:span text:style-name="T56">S</text:span><text:span text:style-name="T60">ize (descending) </text:span><text:span text:style-name="T56">+ </text:span><text:span text:style-name="T61">recursively</text:span><text:span text:style-name="T60">)</text:span></text:p>
      <text:p text:style-name="P36"><text:span text:style-name="T53">$ </text:span><text:span text:style-name="T54">ls -</text:span><text:span text:style-name="T62">ls</text:span><text:span text:style-name="T54"> <text:s text:c="2"/><text:tab/><text:tab/><text:tab/></text:span><text:span text:style-name="T56">&amp;</text:span><text:span text:style-name="T57"><text:tab/></text:span><text:span text:style-name="T53">$ </text:span><text:span text:style-name="T54">ls –</text:span><text:span text:style-name="T57">sl<text:tab/><text:tab/></text:span><text:span text:style-name="T56">&amp;</text:span><text:span text:style-name="T57"><text:tab/></text:span><text:span text:style-name="T53">$ </text:span><text:span text:style-name="T54">ls –</text:span><text:span text:style-name="T57">l -s</text:span></text:p>
      <text:p text:style-name="P37">$<text:span text:style-name="T62"> ls -</text:span><text:span text:style-name="T63">ls –human-readable</text:span></text:p>
      <text:p text:style-name="P37"><text:span text:style-name="T53">$</text:span><text:span text:style-name="T54"> ls -</text:span><text:span text:style-name="T62">ls <text:s/>-</text:span><text:span text:style-name="T63">r <text:s text:c="2"/>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pwd</text:span><text:span text:style-name="T17"><text:tab/><text:tab/><text:tab/><text:tab/><text:tab/><text:tab/> <text:s/></text:span><text:span text:style-name="T40"><text:tab/><text:tab/><text:tab/><text:tab/><text:tab/> <text:tab/><text:tab/><text:tab/><text:tab/><text:tab/><text:tab/></text:span><text:span text:style-name="T17"> </text:span><text:span text:style-name="T41">(</text:span><text:span text:style-name="T64">P</text:span><text:span text:style-name="T65">rint working directory</text:span><text:span text:style-name="T41">)</text:span><text:span text:style-name="T65"><text:tab/><text:tab/></text:span></text:p>
      <text:p text:style-name="P38">$ <text:span text:style-name="T62">sudo -i  <text:s text:c="2"/></text:span><text:s text:c="40"/><text:tab/> <text:tab/><text:tab/> <text:s/><text:tab/><text:tab/><text:tab/><text:tab/> <text:tab/><text:tab/><text:tab/><text:tab/><text:tab/><text:tab/> <text:s text:c="6"/><text:span text:style-name="T23">(</text:span><text:span text:style-name="T66">Super</text:span><text:span text:style-name="T23"> user😎️)</text:span></text:p>
      <text:p text:style-name="P39"><text:span text:style-name="T53">$</text:span><text:span text:style-name="T62"> </text:span><text:span text:style-name="T67">sudo -s</text:span><text:span text:style-name="T68"><text:tab/></text:span><text:span text:style-name="T56">&amp; <text:tab/></text:span><text:span text:style-name="T53">$</text:span><text:span text:style-name="T62"> </text:span><text:span text:style-name="T67">sudo --shell</text:span><text:span text:style-name="T62"> <text:s text:c="2"/></text:span><text:s text:c="40"/><text:tab/> <text:tab/><text:tab/> <text:s/><text:tab/><text:tab/> <text:s text:c="8"/><text:span text:style-name="T23">(Super user😎️ </text:span><text:span text:style-name="T66">+ without changing the env</text:span><text:span text:style-name="T23">)</text:span></text:p>
      <text:p text:style-name="P2">___________________________________________________________________________________________<text:span text:style-name="T10">__________________</text:span></text:p>
      <text:p text:style-name="P40"><text:span text:style-name="T53">$</text:span> <text:span text:style-name="T62">rm</text:span> <text:span text:style-name="T23">path</text:span><text:span text:style-name="T69">1</text:span><text:span text:style-name="T23">/file1 path</text:span><text:span text:style-name="T69">2</text:span><text:span text:style-name="T23">/file2 <text:tab/><text:tab/><text:tab/><text:tab/><text:tab/><text:tab/><text:tab/><text:tab/> <text:s/><text:tab/><text:tab/><text:tab/><text:tab/><text:tab/><text:tab/> <text:s text:c="4"/></text:span><text:span text:style-name="T13">(</text:span><text:span text:style-name="T23">Remove specific files</text:span><text:span text:style-name="T13">)</text:span></text:p>
      <text:p text:style-name="P40"><text:span text:style-name="T53">$</text:span> <text:span text:style-name="T62">rmdir</text:span><text:tab/><text:tab/><text:tab/><text:tab/><text:tab/><text:tab/><text:tab/><text:tab/><text:tab/><text:tab/><text:tab/><text:tab/> <text:s/><text:tab/><text:tab/><text:tab/><text:tab/><text:span text:style-name="T13">(</text:span><text:span text:style-name="T23">Remove specific empty directories</text:span><text:span text:style-name="T13">)</text:span></text:p>
      <text:p text:style-name="P41">rm -rf */</text:p>
      <text:p text:style-name="P41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42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41"/>
      <text:p text:style-name="P40"><text:span text:style-name="T53">$</text:span> <text:span text:style-name="T62">rm -r</text:span> <text:span text:style-name="T69">folder <text:s text:c="3"/></text:span></text:p>
      <text:p text:style-name="P43"><text:tab/>or <text:s text:c="4"/></text:p>
      <text:p text:style-name="P40"><text:span text:style-name="T53">$</text:span><text:span text:style-name="T70"> </text:span><text:span text:style-name="T71">rm --recursive</text:span><text:span text:style-name="T70"> </text:span><text:span text:style-name="T69">folde</text:span><text:span text:style-name="T1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4">Flag</text:p>
            </table:table-cell>
            <table:table-cell table:style-name="Table1.A1" office:value-type="string">
              <text:p text:style-name="P44">Meaning</text:p>
            </table:table-cell>
            <table:table-cell table:style-name="Table1.A1" office:value-type="string">
              <text:p text:style-name="P44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72">-r</text:span></text:span></text:p>
          </table:table-cell>
          <table:table-cell table:style-name="Table1.A1" office:value-type="string">
            <text:p text:style-name="P45">recursive (delete directorie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</text:span></text:span><text:span text:style-name="Source_20_Text"><text:span text:style-name="T7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f</text:span></text:span></text:p>
          </table:table-cell>
          <table:table-cell table:style-name="Table1.A1" office:value-type="string">
            <text:p text:style-name="P45">force (no confirmation, ignore error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f</text:span></text:span><text:span text:style-name="Source_20_Text"><text:span text:style-name="T72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i</text:span></text:span></text:p>
          </table:table-cell>
          <table:table-cell table:style-name="Table1.A1" office:value-type="string">
            <text:p text:style-name="P45">interactive (ask before deleting each file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i</text:span></text:span><text:span text:style-name="Source_20_Text"><text:span text:style-name="T72"> folder</text:span></text:span></text:p>
          </table:table-cell>
        </table:table-row>
      </table:table>
      <text:p text:style-name="P47"/>
      <text:p text:style-name="P48"><text:span text:style-name="Source_20_Text"><text:span text:style-name="T75">$</text:span></text:span><text:span text:style-name="Source_20_Text"><text:span text:style-name="T76"> </text:span></text:span><text:span text:style-name="Source_20_Text"><text:span text:style-name="T77">rm -ri</text:span></text:span><text:span text:style-name="Source_20_Text"><text:span text:style-name="T72"> </text:span></text:span><text:span text:style-name="Source_20_Text"><text:span text:style-name="T78">folder</text:span></text:span><text:span text:style-name="Source_20_Text"><text:span text:style-name="T79">2 <text:s text:c="3"/><text:tab/><text:tab/><text:tab/><text:tab/><text:tab/><text:tab/><text:tab/><text:tab/> <text:tab/></text:span></text:span><text:span text:style-name="Source_20_Text"><text:span text:style-name="T80">(</text:span></text:span><text:span text:style-name="Source_20_Text"><text:span text:style-name="T81">✅ </text:span></text:span><text:span text:style-name="Source_20_Text"><text:span text:style-name="T82">Safe Deletion</text:span></text:span><text:span text:style-name="Source_20_Text"><text:span text:style-name="T79">)</text:span></text:span></text:p>
      <text:p text:style-name="P49">It will ask:</text:p>
      <text:p text:style-name="P50"><text:span text:style-name="Source_20_Text"><text:span text:style-name="T78">rm: descend into directory 'folder</text:span></text:span><text:span text:style-name="Source_20_Text"><text:span text:style-name="T79">2</text:span></text:span><text:span text:style-name="Source_20_Text"><text:span text:style-name="T78">'? y</text:span></text:span></text:p>
      <text:p text:style-name="P51"><text:span text:style-name="Source_20_Text"><text:span text:style-name="T78">rm: remove regular file 'folder</text:span></text:span><text:span text:style-name="Source_20_Text"><text:span text:style-name="T79">2</text:span></text:span><text:span text:style-name="Source_20_Text"><text:span text:style-name="T78">/file1'? y</text:span></text:span></text:p>
      <text:p text:style-name="P52"><text:span text:style-name="Source_20_Text"><text:span text:style-name="T75">$</text:span></text:span><text:span text:style-name="Source_20_Text"><text:span text:style-name="T72"> sudo rm -rf / </text:span></text:span><text:span text:style-name="Source_20_Text"><text:span text:style-name="T78"><text:s/><text:tab/><text:tab/><text:tab/><text:tab/><text:tab/><text:tab/><text:tab/><text:tab/><text:tab/>(</text:span></text:span><text:span text:style-name="Source_20_Text"><text:span text:style-name="T83">⚠️ Danger Zone </text:span></text:span><text:span text:style-name="Source_20_Text"><text:span text:style-name="T84">&amp;&amp; <text:s/></text:span></text:span><text:span text:style-name="T83">💀 </text:span><text:span text:style-name="Strong_20_Emphasis"><text:span text:style-name="T83">NEVER run this</text:span></text:span><text:span text:style-name="Strong_20_Emphasis"><text:span text:style-name="T78">) </text:span></text:span><text:span text:style-name="T72"><text:line-break/> </text:span><text:span text:style-name="T78">It will recursively and forcefully delete everything from the root directory — basically wiping your OS.<text:line-break/></text:span></text:p>
      <text:p text:style-name="P53">___________________________________________________________________________________________<text:span text:style-name="T10">__________________</text:span></text:p>
      <text:p text:style-name="P54"><text:span text:style-name="T85">$</text:span><text:span text:style-name="T86"> </text:span><text:span text:style-name="T87">history</text:span><text:span text:style-name="T86"> </text:span><text:span text:style-name="T88"><text:tab/><text:tab/></text:span><text:span text:style-name="T89">&amp; <text:tab/><text:tab/></text:span><text:span text:style-name="T85">$</text:span><text:span text:style-name="T90"> </text:span><text:span text:style-name="T87">history -10</text:span></text:p>
      <text:p text:style-name="P55"><text:span text:style-name="T85">$</text:span><text:span text:style-name="T86"> </text:span><text:span text:style-name="T39">cat ~/.bash_history<text:tab/><text:tab/><text:tab/><text:tab/><text:tab/><text:tab/></text:span><text:span text:style-name="T91">(bash_history = folder that store the list of commands you’ve typed in the terminal </text:span><text:span text:style-name="Source_20_Text"><text:span text:style-name="T92">)</text:span></text:span></text:p>
      <text:p text:style-name="P56"><text:span text:style-name="Source_20_Text"><text:span text:style-name="T93">$</text:span></text:span><text:span text:style-name="Source_20_Text"><text:span text:style-name="T94"> </text:span></text:span><text:span text:style-name="Source_20_Text"><text:span text:style-name="T92">&lt;Space&gt;command</text:span></text:span><text:span text:style-name="Source_20_Text"><text:span text:style-name="T95"><text:tab/><text:tab/><text:tab/><text:tab/><text:tab/><text:tab/><text:tab/> <text:s text:c="8"/></text:span></text:span><text:span text:style-name="Source_20_Text"><text:span text:style-name="T96">(</text:span></text:span><text:span text:style-name="Source_20_Text"><text:span text:style-name="T92">Run a command without adding it to history by adding a leading space</text:span></text:span><text:span text:style-name="Source_20_Text"><text:span text:style-name="T92">)</text:span></text:span></text:p>
      <text:p text:style-name="P56"><text:span text:style-name="Source_20_Text"><text:span text:style-name="T97"><text:tab/></text:span></text:span></text:p>
      <text:h text:style-name="P57" text:outline-level="3"><text:span text:style-name="Source_20_Text"><text:span text:style-name="T92">If you want to search for a specific command:</text:span></text:span></text:h>
      <text:p text:style-name="P58"><text:span text:style-name="T98">Press </text:span><text:span text:style-name="Strong_20_Emphasis"><text:span text:style-name="T98">Ctrl + R</text:span></text:span><text:span text:style-name="T98"> and start typing — it will search your history. <text:tab/><text:tab/></text:span><text:span text:style-name="T99">*********</text:span></text:p>
      <text:p text:style-name="P56"><text:span text:style-name="Source_20_Text"><text:span text:style-name="T97"><text:s text:c="2"/><text:tab/><text:tab/><text:tab/><text:tab/><text:tab/><text:tab/><text:tab/><text:tab/></text:span></text:span></text:p>
      <text:p text:style-name="P56"><text:span text:style-name="Source_20_Text"><text:span text:style-name="T100">Y</text:span></text:span><text:span text:style-name="Source_20_Text"><text:span text:style-name="T100">o</text:span></text:span><text:span text:style-name="Source_20_Text"><text:span text:style-name="T100">u </text:span></text:span><text:span text:style-name="Source_20_Text"><text:span text:style-name="T100">c</text:span></text:span><text:span text:style-name="Source_20_Text"><text:span text:style-name="T100">a</text:span></text:span><text:span text:style-name="Source_20_Text"><text:span text:style-name="T100">n </text:span></text:span><text:span text:style-name="Source_20_Text"><text:span text:style-name="T100">a</text:span></text:span><text:span text:style-name="Source_20_Text"><text:span text:style-name="T100">l</text:span></text:span><text:span text:style-name="Source_20_Text"><text:span text:style-name="T100">s</text:span></text:span><text:span text:style-name="Source_20_Text"><text:span text:style-name="T100">o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Cl</text:span></text:span><text:span text:style-name="Source_20_Text"><text:span text:style-name="T97">ear the commands history lis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Over</text:span></text:span><text:span text:style-name="Source_20_Text"><text:span text:style-name="T100">w</text:span></text:span><text:span text:style-name="Source_20_Text"><text:span text:style-name="T97">rite history file with history of current Bash shell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D</text:span></text:span><text:span text:style-name="Source_20_Text"><text:span text:style-name="T97">elete the history entry at the specified offset</text:span></text:span></text:p>
      <text:p text:style-name="P56"><text:span text:style-name="Source_20_Text"><text:span text:style-name="T97"><text:tab/> <text:s/><text:tab/><text:tab/><text:tab/><text:tab/><text:tab/><text:tab/><text:tab/><text:tab/><text:tab/><text:tab/> <text:s text:c="9"/></text:span></text:span><text:span text:style-name="Source_20_Text"><text:span text:style-name="T97"><text:s/>- Add a command to history without running i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- Run a command without adding it to history by adding a leading space</text:span></text:span></text:p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2"><text:span text:style-name="T78"><text:line-break/></text:span><text:span text:style-name="T101">___________________________________________________________________________________________</text:span><text:span text:style-name="T102">__________________</text:span></text:p>
      <text:p text:style-name="P60"><text:span text:style-name="T53">$</text:span> <text:span text:style-name="T62">mkdir</text:span> <text:span text:style-name="T23">folder</text:span><text:span text:style-name="T103">_</text:span><text:span text:style-name="T23">name<text:tab/></text:span></text:p>
      <text:p text:style-name="P60">$ <text:span text:style-name="T62">mkdir</text:span> <text:span text:style-name="T23">path/to/</text:span><text:span text:style-name="T104">folder_name</text:span><text:span text:style-name="T23">{</text:span><text:span text:style-name="T104">1</text:span><text:span text:style-name="T23">..10}</text:span><text:tab/><text:tab/><text:tab/><text:tab/><text:tab/><text:tab/><text:tab/> <text:s text:c="5"/><text:span text:style-name="T105">(</text:span><text:span text:style-name="T23">Create multiple </text:span><text:span text:style-name="T106">folder</text:span><text:span text:style-name="T23"> with an increasing number</text:span><text:span text:style-name="T104">)</text:span><text:span text:style-name="T23"><text:tab/></text:span></text:p>
      <text:p text:style-name="P61"><text:span text:style-name="T107">$</text:span> <text:span text:style-name="T62">touch path/to/file{1..10}</text:span><text:tab/><text:tab/><text:tab/><text:tab/><text:tab/><text:tab/><text:tab/><text:tab/><text:tab/><text:tab/><text:span text:style-name="T108">(</text:span><text:span text:style-name="T109">Create multiple files with an increasing number</text:span><text:span text:style-name="T110">)</text:span></text:p>
      <text:p text:style-name="P62"><text:span text:style-name="T53">$</text:span> <text:span text:style-name="T62">touch</text:span> <text:span text:style-name="T23">1.txt</text:span></text:p>
      <text:p text:style-name="P2">___________________________________________________________________________________________<text:span text:style-name="T10">__________________</text:span></text:p>
      <text:p text:style-name="P63"><text:span text:style-name="T111">$</text:span> stat <text:span text:style-name="T23">File_Fodler_name <text:s text:c="2"/><text:tab/><text:tab/><text:tab/><text:tab/><text:tab/><text:tab/><text:tab/><text:tab/><text:tab/><text:tab/><text:tab/><text:tab/> <text:s text:c="6"/></text:span><text:span text:style-name="T112">(Display file/folder information)</text:span></text:p>
      <text:p text:style-name="P64"><text:span text:style-name="T113">$</text:span> uptime<text:tab/><text:tab/><text:tab/><text:tab/><text:tab/><text:tab/><text:tab/><text:tab/><text:tab/><text:tab/><text:tab/><text:tab/><text:tab/> <text:s text:c="8"/><text:span text:style-name="T114">(Tell how long the system has been running)</text:span></text:p>
      <text:p text:style-name="P65"/>
      <text:p text:style-name="P64"><text:span text:style-name="T113">$</text:span> nautilus  <text:span text:style-name="T23">path/path/path</text:span></text:p>
      <text:p text:style-name="P66"><text:span text:style-name="T113">$</text:span> nautilus  <text:span text:style-name="T23">.</text:span></text:p>
      <text:p text:style-name="P67"/>
      <text:p text:style-name="P64"><text:span text:style-name="T113">$</text:span> whoami</text:p>
      <text:p text:style-name="P64"><text:span text:style-name="T113">$</text:span> exit</text:p>
      <text:p text:style-name="P64"><text:span text:style-name="T113">$</text:span> grep -r "<text:span text:style-name="T23">word_find</text:span>"  <text:span text:style-name="T23">folder/<text:tab/><text:tab/><text:tab/><text:tab/></text:span><text:span text:style-name="T115">*******************************</text:span></text:p>
      <text:p text:style-name="P68"><text:span text:style-name="T116">$</text:span><text:span text:style-name="T117"> npm install –legacy-peer-deps</text:span></text:p>
      <text:p text:style-name="P69">$ <text:span text:style-name="T118">command1</text:span><text:span text:style-name="T33"> | </text:span><text:span text:style-name="T118">command2</text:span><text:span text:style-name="T33"> | </text:span><text:span text:style-name="T118">command3</text:span><text:span text:style-name="T53"> <text:s/></text:span><text:span text:style-name="T119"><text:tab/><text:tab/><text:tab/></text:span><text:span text:style-name="T109">vs<text:tab/><text:tab/><text:tab/></text:span>$ <text:span text:style-name="T33">command1</text:span></text:p>
      <text:p text:style-name="P70"><text:span text:style-name="T111"><text:tab/><text:tab/><text:tab/><text:tab/><text:tab/><text:tab/><text:tab/><text:tab/><text:tab/><text:tab/><text:tab/><text:tab/><text:tab/>$ </text:span>command<text:span text:style-name="T120">2</text:span></text:p>
      <text:p text:style-name="P70"><text:span text:style-name="T121"><text:tab/><text:tab/><text:tab/><text:tab/><text:tab/><text:tab/><text:tab/><text:tab/><text:tab/><text:tab/><text:tab/><text:tab/><text:tab/>$ </text:span><text:span text:style-name="T122">command3</text:span><text:span text:style-name="T123"> </text:span></text:p>
      <text:p text:style-name="P71"/>
      <text:p text:style-name="P71"/>
      <text:p text:style-name="P72"><text:span text:style-name="Strong_20_Emphasis"><text:span text:style-name="T72">Run command 2 if command 1 succeeds</text:span></text:span><text:span text:style-name="T72">:</text:span></text:p>
      <text:p text:style-name="P73"><text:span text:style-name="Source_20_Text"><text:span text:style-name="T72">command1 &amp;&amp; command2</text:span></text:span></text:p>
      <text:list text:style-name="L2">
        <text:list-item>
          <text:p text:style-name="P74"><text:span text:style-name="Strong_20_Emphasis"><text:span text:style-name="T72">Run command 2 if command 1 fails</text:span></text:span><text:span text:style-name="T72">:</text:span></text:p>
        </text:list-item>
      </text:list>
      <text:p text:style-name="P73"><text:span text:style-name="Source_20_Text"><text:span text:style-name="T72">command1 || command2</text:span></text:span></text:p>
      <text:list text:style-name="L3">
        <text:list-item>
          <text:p text:style-name="P75"><text:span text:style-name="Strong_20_Emphasis"><text:span text:style-name="T72">Run both commands sequentially, no matter the result of command 1</text:span></text:span><text:span text:style-name="T72">:</text:span></text:p>
        </text:list-item>
      </text:list>
      <text:p text:style-name="P76"><text:span text:style-name="Source_20_Text"><text:span text:style-name="T72">command1; command2</text:span></text:span></text:p>
      <text:p text:style-name="P77"/>
      <text:p text:style-name="P71"/>
      <text:p text:style-name="P71"/>
      <text:p text:style-name="P72"><text:span text:style-name="T72">The pipe (</text:span><text:span text:style-name="Source_20_Text"><text:span text:style-name="T72">|</text:span></text:span><text:span text:style-name="T72">) is used to pass the output of one command directly as input to another, enabling the combination of simple commands for more complex tasks.</text:span></text:p>
      <text:list text:style-name="L4">
        <text:list-item>
          <text:p text:style-name="P78">You can use it for filtering, transforming, sorting, and processing data in real-time.</text:p>
        </text:list-item>
      </text:list>
      <text:p text:style-name="P71"/>
      <text:p text:style-name="P79"><text:span text:style-name="T116">$</text:span><text:span text:style-name="T117"> </text:span><text:span text:style-name="T124">tldr command (eg. tldr tldr or tlder man)</text:span></text:p>
      <text:p text:style-name="P79"><text:span text:style-name="T113">$</text:span> man command</text:p>
      <text:p text:style-name="P79"><text:span text:style-name="T116">$</text:span><text:span text:style-name="T117"> </text:span><text:span text:style-name="T125">cat</text:span></text:p>
      <text:p text:style-name="P80"><text:span text:style-name="T113">$</text:span> <text:span text:style-name="T126">wget</text:span></text:p>
      <text:p text:style-name="P81">$<text:span text:style-name="T33"> </text:span><text:span text:style-name="T127">cp</text:span></text:p>
      <text:p text:style-name="P82"><text:span text:style-name="T111">$</text:span> <text:span text:style-name="T128">mv</text:span></text:p>
      <text:p text:style-name="P82"><text:span text:style-name="T116">$</text:span><text:span text:style-name="T117"> </text:span><text:span text:style-name="T129">find</text:span></text:p>
      <text:p text:style-name="P83"><text:span text:style-name="T130">$</text:span><text:span text:style-name="T131"> </text:span><text:span text:style-name="T132">chmod</text:span></text:p>
      <text:p text:style-name="P82"><text:span text:style-name="T116">$</text:span><text:span text:style-name="T117"> </text:span><text:span text:style-name="T133">nano</text:span></text:p>
      <text:p text:style-name="P84">$<text:span text:style-name="T33"> </text:span><text:span text:style-name="T134">nautilus</text:span></text:p>
      <text:p text:style-name="P85"><text:span text:style-name="T23"/></text:p>
      <text:p text:style-name="P86"><text:span text:style-name="T130">$</text:span><text:span text:style-name="T131"> </text:span><text:span text:style-name="T135">wc -l</text:span></text:p>
      <text:p text:style-name="P86"><text:span text:style-name="T136"/></text:p>
      <text:p text:style-name="P87"><text:span text:style-name="T116">$</text:span><text:span text:style-name="T117"> </text:span><text:span text:style-name="T133">n</text:span></text:p>
      <text:p text:style-name="P87"><text:span text:style-name="T113">$</text:span> n</text:p>
      <text:p text:style-name="P87"/>
      <text:p text:style-name="P88"/>
      <text:p text:style-name="P88"/>
      <text:p text:style-name="P89"><text:span text:style-name="Source_20_Text"><text:span text:style-name="T137">/tmp</text:span></text:span><text:span text:style-name="T137"> is a </text:span><text:span text:style-name="Strong_20_Emphasis"><text:span text:style-name="T137">temporary directory</text:span></text:span><text:span text:style-name="T137"> in Linux.</text:span></text:p>
      <text:list text:style-name="L5">
        <text:list-item>
          <text:p text:style-name="P90"><text:span text:style-name="T137">It stores files that are deleted </text:span><text:span text:style-name="Strong_20_Emphasis"><text:span text:style-name="T137">automatically after reboot</text:span></text:span><text:span text:style-name="T137"> or sometimes after a few days.</text:span></text:p>
        </text:list-item>
      </text:list>
      <text:p text:style-name="P88"/>
      <text:p text:style-name="P88"/>
      <text:p text:style-name="P91"><text:span text:style-name="Source_20_Text"><text:span text:style-name="T137">/tmp</text:span></text:span><text:span text:style-name="T137"> means: the folder named </text:span><text:span text:style-name="Strong_20_Emphasis"><text:span text:style-name="T137">tmp</text:span></text:span><text:span text:style-name="T137"> inside root (</text:span><text:span text:style-name="Source_20_Text"><text:span text:style-name="T137">/</text:span></text:span><text:span text:style-name="T137">)</text:span></text:p>
      <text:list text:style-name="L6">
        <text:list-item>
          <text:p text:style-name="P92"><text:span text:style-name="Source_20_Text"><text:span text:style-name="T137">tmp/</text:span></text:span><text:span text:style-name="T137"> means: a folder named </text:span><text:span text:style-name="Strong_20_Emphasis"><text:span text:style-name="T137">tmp</text:span></text:span><text:span text:style-name="T137"> inside your </text:span><text:span text:style-name="Strong_20_Emphasis"><text:span text:style-name="T137">current directory</text:span></text:span><text:span text:style-name="T137"><text:line-break/></text:span></text:p>
        </text:list-item>
      </text:list>
      <text:p text:style-name="P93"/>
      <text:p text:style-name="P89"><text:span text:style-name="Source_20_Text"><text:span text:style-name="T137">/opt</text:span></text:span><text:span text:style-name="T137"> = </text:span><text:span text:style-name="Strong_20_Emphasis"><text:span text:style-name="T137">optional application software</text:span></text:span><text:span text:style-name="T137"><text:line-break/>It is part of official Linux Filesystem Hierarchy Standard (FHS).</text:span></text:p>
      <text:h text:style-name="P94" text:outline-level="3">✔ Meaning:</text:h>
      <text:p text:style-name="P95"><text:span text:style-name="Source_20_Text"><text:span text:style-name="T137">opt</text:span></text:span><text:span text:style-name="T137"> = </text:span><text:span text:style-name="Strong_20_Emphasis"><text:span text:style-name="T137">optional</text:span></text:span><text:span text:style-name="T137"><text:line-break/>This folder is used for applications that </text:span><text:span text:style-name="Strong_20_Emphasis"><text:span text:style-name="T137">are not part of the OS</text:span></text:span><text:span text:style-name="T137"> — custom software, third-party tools, your own scripts, etc.</text:span></text:p>
      <text:h text:style-name="P96" text:outline-level="3"><text:span text:style-name="T137">✔ Why use </text:span><text:span text:style-name="Source_20_Text"><text:span text:style-name="T137">/opt</text:span></text:span><text:span text:style-name="T137">?</text:span></text:h>
      <text:p text:style-name="P49">Because it is:</text:p>
      <text:list text:style-name="L7">
        <text:list-item>
          <text:p text:style-name="P97"><text:span text:style-name="Strong_20_Emphasis"><text:span text:style-name="T137">Persistent</text:span></text:span><text:span text:style-name="T137"> (does NOT delete on reboot)</text:span></text:p>
        </text:list-item>
        <text:list-item>
          <text:p text:style-name="P97"><text:span text:style-name="Strong_20_Emphasis"><text:span text:style-name="T137">Clean</text:span></text:span><text:span text:style-name="T137"> (keeps your custom apps separate from system files)</text:span></text:p>
        </text:list-item>
        <text:list-item>
          <text:p text:style-name="P97"><text:span text:style-name="Strong_20_Emphasis"><text:span text:style-name="T137">Standard</text:span></text:span><text:span text:style-name="T137"> across Ubuntu/Kali/other Linux distros</text:span></text:p>
        </text:list-item>
        <text:list-item>
          <text:p text:style-name="P97"><text:span text:style-name="T137">Good for </text:span><text:span text:style-name="Strong_20_Emphasis"><text:span text:style-name="T137">manual installations</text:span></text:span><text:span text:style-name="T137"> (vs </text:span><text:span text:style-name="Source_20_Text"><text:span text:style-name="T137">/usr/bin</text:span></text:span><text:span text:style-name="T137"> which is for package-managed software)</text:span></text:p>
        </text:list-item>
      </text:list>
      <text:h text:style-name="P94" text:outline-level="3">✔ Example:</text:h>
      <text:list text:style-name="L8">
        <text:list-item>
          <text:p text:style-name="P98"><text:span text:style-name="T137">Google Chrome installs in </text:span><text:span text:style-name="Source_20_Text"><text:span text:style-name="T137">/opt/google/</text:span></text:span></text:p>
        </text:list-item>
        <text:list-item>
          <text:p text:style-name="P98"><text:span text:style-name="T137">Android Studio installs in </text:span><text:span text:style-name="Source_20_Text"><text:span text:style-name="T137">/opt/android-studio/</text:span></text:span></text:p>
        </text:list-item>
        <text:list-item>
          <text:p text:style-name="P98"><text:span text:style-name="T137">You can keep your custom tools in </text:span><text:span text:style-name="Source_20_Text"><text:span text:style-name="T137">/opt/mytools/</text:span></text:span></text:p>
        </text:list-item>
      </text:list>
      <text:p text:style-name="P88"/>
      <text:p text:style-name="P88"/>
      <text:p text:style-name="P88"/>
      <text:p text:style-name="P99"/>
      <text:p text:style-name="P99"/>
      <text:p text:style-name="P100"><text:soft-page-break/><text:span text:style-name="T138">___________________________</text:span><text:span text:style-name="T139">_________________ Development Purpose ___________</text:span><text:span text:style-name="T138">__________________________________</text:span></text:p>
      <text:p text:style-name="P101"><text:span text:style-name="T17">$</text:span><text:span text:style-name="T42"> </text:span><text:span text:style-name="T140">nvm ls</text:span><text:span text:style-name="T141">   </text:span><text:span text:style-name="T42"> </text:span><text:span text:style-name="T42">         </text:span></text:p>
      <text:p text:style-name="P100"><text:span text:style-name="T65">$ </text:span><text:span text:style-name="T142">nvm use 20.17.0 <text:s text:c="17"/></text:span><text:span text:style-name="T143">#</text:span><text:span text:style-name="T144"> </text:span><text:span text:style-name="T143">Find out which versions of Node.js you may have installed and which one of those you're currently using</text:span></text:p>
      <text:p text:style-name="P86"><text:span text:style-name="T145">___________________________</text:span><text:span text:style-name="T146">____________________ </text:span><text:span text:style-name="T145">R</text:span><text:span text:style-name="T146">are</text:span><text:span text:style-name="T145">ly Used </text:span><text:span text:style-name="T146">___________</text:span><text:span text:style-name="T145">_______________________________________</text:span></text:p>
      <text:p text:style-name="P86"><text:span text:style-name="T147">$ </text:span><text:span text:style-name="T148">nslookup google.com </text:span><text:span text:style-name="T147">                                               </text:span><text:span text:style-name="T149">          <text:s text:c="64"/> </text:span><text:span text:style-name="T150"># Find the IP Address of a Website</text:span></text:p>
      <text:p text:style-name="P102">_________________________<text:span text:style-name="T151">_________________________</text:span> <text:span text:style-name="T151">Swap <text:s/>_____________________</text:span>________________________________</text:p>
      <text:p text:style-name="P86"><text:span text:style-name="T152">$ </text:span><text:span text:style-name="T142">sudo swapoff -a</text:span><text:span text:style-name="T152"> </text:span><text:span text:style-name="T147">                                                                                           <text:tab/><text:tab/><text:tab/><text:tab/><text:tab/><text:tab/><text:tab/> <text:s text:c="6"/></text:span><text:span text:style-name="T150"># swap memory off</text:span></text:p>
      <text:p text:style-name="P103">_______________________________<text:span text:style-name="T153">______</text:span> 🔑 Unlocking Your WD Passport Drive <text:s/>_________________________________<text:span text:style-name="T10">____</text:span></text:p>
      <text:p text:style-name="P104"><text:span text:style-name="T154">$</text:span><text:span text:style-name="T155"> </text:span>sudo apt update <text:s/><text:tab/><text:tab/><text:tab/></text:p>
      <text:p text:style-name="P104"><text:span text:style-name="T154">$</text:span><text:span text:style-name="T156"> </text:span>sudo apt install -y python3-pip git</text:p>
      <text:p text:style-name="P104"><text:span text:style-name="T154">$</text:span><text:span text:style-name="T156"> </text:span>sudo pip3 install pyudev git+https://github.com/crypto-universe/py_sg –break-system-packages</text:p>
      <text:p text:style-name="P105"><text:span text:style-name="T17">$</text:span><text:span text:style-name="T157"> </text:span><text:span text:style-name="T158">lsblk</text:span> <text:s text:c="2"/><text:tab/><text:tab/><text:tab/><text:tab/><text:tab/><text:tab/><text:tab/><text:tab/><text:tab/><text:tab/><text:tab/> <text:s text:c="11"/><text:span text:style-name="T17"># </text:span>List connected drives to find your device (e.g., /dev/sdx)</text:p>
      <text:p text:style-name="P105"><text:span text:style-name="T17">$</text:span><text:span text:style-name="T157"> </text:span><text:span text:style-name="T158">cd /tmp</text:span><text:tab/><text:tab/><text:tab/><text:tab/><text:tab/><text:tab/><text:tab/><text:tab/><text:tab/><text:tab/><text:tab/><text:tab/> <text:s text:c="5"/><text:span text:style-name="T17"># </text:span>Go to temporary folder <text:s/>→ <text:span text:style-name="T155">will vanish when rebooted</text:span></text:p>
      <text:p text:style-name="P105"><text:span text:style-name="T17">$</text:span><text:span text:style-name="T157"> </text:span><text:span text:style-name="T158">wget https://raw.githubusercontent.com/0-duke/wdpassport-utils/master/wdpassport-utils.py -O wdpassport-utils.py</text:span><text:span text:style-name="T159"> <text:tab/></text:span><text:tab/><text:tab/><text:tab/><text:tab/><text:tab/><text:tab/><text:tab/><text:tab/><text:tab/><text:tab/><text:tab/><text:tab/><text:tab/><text:tab/><text:tab/><text:tab/> <text:s text:c="24"/><text:span text:style-name="T17"># </text:span>📥 Download WD Passport unlock script</text:p>
      <text:p text:style-name="P105"><text:span text:style-name="T17">$</text:span><text:span text:style-name="T157"> </text:span><text:span text:style-name="T158">chmod +x wdpassport-utils.py</text:span><text:tab/><text:tab/><text:tab/><text:tab/><text:tab/><text:tab/><text:tab/><text:tab/><text:tab/><text:tab/><text:tab/><text:tab/> <text:s text:c="7"/><text:tab/> <text:s text:c="6"/><text:span text:style-name="T17"># </text:span>Make script executable</text:p>
      <text:p text:style-name="P106"><text:span text:style-name="T160">$</text:span><text:span text:style-name="T161"> </text:span><text:span text:style-name="T162">sudo python3 /tmp/wdpassport-utils.py -u -d /dev/</text:span><text:span text:style-name="T163">sdx*</text:span><text:span text:style-name="T164"><text:tab/> <text:s text:c="11"/></text:span><text:span text:style-name="T160">#</text:span><text:span text:style-name="T23">🔓</text:span><text:span text:style-name="T164">Unlock your WD Passport drive (replace sdx* with actual device)</text:span></text:p>
      <text:h text:style-name="P107" text:outline-level="2">Flags Used</text:h>
      <text:list text:style-name="L9">
        <text:list-item>
          <text:p text:style-name="P108"><text:span text:style-name="Strong_20_Emphasis"><text:span text:style-name="Source_20_Text">-u</text:span></text:span> <text:s text:c="25"/>→ Unlock the drive 🔓</text:p>
        </text:list-item>
        <text:list-item>
          <text:p text:style-name="P108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9"><text:span text:style-name="T165">+x</text:span><text:span text:style-name="T166"> <text:s text:c="25"/>→ </text:span><text:span text:style-name="T167">add execute permission ⚙️</text:span></text:p>
        </text:list-item>
      </text:list>
      <text:p text:style-name="P110"/>
      <text:p text:style-name="P111">_______________________________<text:span text:style-name="T153">_____</text:span>___<text:span text:style-name="T153">_____</text:span> Fan Mode Commands <text:s/>_________________________________<text:span text:style-name="T10">___________</text:span></text:p>
      <text:p text:style-name="P111"/>
      <text:p text:style-name="P112">0 -&gt; Super Silent Mode 🔇</text:p>
      <text:p text:style-name="P112">1 -&gt; Standard Mode ⚙️</text:p>
      <text:p text:style-name="P112">2 -&gt; Dust Cleaning 🧹</text:p>
      <text:p text:style-name="P112">4 -&gt; Efficient Thermal Dissipation Mode 🌡️</text:p>
      <text:p text:style-name="P113"/>
      <text:p text:style-name="P114"><text:span text:style-name="T168">$</text:span><text:span text:style-name="T153"> </text:span>echo 0 | sudo tee /sys/bus/platform/drivers/ideapad_acpi/VPC2004:00/fan_mode</text:p>
      <text:p text:style-name="P115"><text:span text:style-name="T168">$</text:span><text:span text:style-name="T153"> </text:span>echo <text:span text:style-name="T153">1</text:span> | sudo tee /sys/bus/platform/drivers/ideapad_acpi/VPC2004:00/fan_mode</text:p>
      <text:p text:style-name="P115"><text:span text:style-name="T168">$</text:span><text:span text:style-name="T153"> </text:span>echo <text:span text:style-name="T153">2</text:span> | sudo tee /sys/bus/platform/drivers/ideapad_acpi/VPC2004:00/fan_mode</text:p>
      <text:p text:style-name="P115"><text:span text:style-name="T168">$</text:span><text:span text:style-name="T153"> </text:span>echo <text:span text:style-name="T153">4</text:span> | sudo tee /sys/bus/platform/drivers/ideapad_acpi/VPC2004:00/fan_mode</text:p>
      <text:p text:style-name="P115"/>
      <text:p text:style-name="P115"/>
      <text:p text:style-name="P115"/>
      <text:p text:style-name="P116">____________________________________________________________________________________________________________</text:p>
      <text:p text:style-name="P117"># used to broadcast important notifications or announcements to all users currently logged into the system.</text:p>
      <text:p text:style-name="P100"><text:span text:style-name="T147">$ wall "we will be going down for maintenance for one hour sharply at 03:30 pm"</text:span></text:p>
      <text:p text:style-name="P117">#combines the functionality of both the ‘uptime‘ and ‘who‘ commands,</text:p>
      <text:p text:style-name="P118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6:50:14.049832173</dc:date>
    <meta:editing-duration>PT21H11M17S</meta:editing-duration>
    <meta:editing-cycles>40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189" meta:word-count="1181" meta:character-count="10150" meta:non-whitespace-character-count="7567"/>
  </office:meta>
</office:document-meta>
</file>